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Times, 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986in" style:rel-column-width="8504*"/>
    </style:style>
    <style:style style:name="Table1.B" style:family="table-column">
      <style:table-column-properties style:column-width="0.6347in" style:rel-column-width="6006*"/>
    </style:style>
    <style:style style:name="Table1.D" style:family="table-column">
      <style:table-column-properties style:column-width="0.6438in" style:rel-column-width="6092*"/>
    </style:style>
    <style:style style:name="Table1.E" style:family="table-column">
      <style:table-column-properties style:column-width="0.5069in" style:rel-column-width="4797*"/>
    </style:style>
    <style:style style:name="Table1.F" style:family="table-column">
      <style:table-column-properties style:column-width="0.6542in" style:rel-column-width="6190*"/>
    </style:style>
    <style:style style:name="Table1.G" style:family="table-column">
      <style:table-column-properties style:column-width="0.625in" style:rel-column-width="5914*"/>
    </style:style>
    <style:style style:name="Table1.H" style:family="table-column">
      <style:table-column-properties style:column-width="0.4944in" style:rel-column-width="4679*"/>
    </style:style>
    <style:style style:name="Table1.I" style:family="table-column">
      <style:table-column-properties style:column-width="0.6729in" style:rel-column-width="6368*"/>
    </style:style>
    <style:style style:name="Table1.J" style:family="table-column">
      <style:table-column-properties style:column-width="0.634in" style:rel-column-width="6000*"/>
    </style:style>
    <style:style style:name="Table1.K" style:family="table-column">
      <style:table-column-properties style:column-width="0.5264in" style:rel-column-width="4979*"/>
    </style:style>
    <style:style style:name="Table1.1" style:family="table-row">
      <style:table-row-properties style:min-row-height="0.2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2" style:family="table-row">
      <style:table-row-properties style:min-row-height="0.2556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none" fo:border-top="none" fo:border-bottom="0.05pt solid #000000"/>
    </style:style>
    <style:style style:name="Table1.K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none" fo:border-top="none" fo:border-bottom="0.05pt solid #000000"/>
    </style:style>
    <style:style style:name="Table1.K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none" fo:border-top="none" fo:border-bottom="0.05pt solid #000000"/>
    </style:style>
    <style:style style:name="Table1.K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J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none" fo:border-top="none" fo:border-bottom="0.05pt solid #000000"/>
    </style:style>
    <style:style style:name="Table1.J11" style:family="table-cell">
      <style:table-cell-properties fo:padding="0.0382in" fo:border-left="0.05pt solid #000000" fo:border-right="none" fo:border-top="none" fo:border-bottom="0.05pt solid #000000"/>
    </style:style>
    <style:style style:name="Table1.K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none" fo:border-top="none" fo:border-bottom="0.05pt solid #000000"/>
    </style:style>
    <style:style style:name="Table1.I12" style:family="table-cell">
      <style:table-cell-properties fo:padding="0.0382in" fo:border-left="0.05pt solid #000000" fo:border-right="none" fo:border-top="none" fo:border-bottom="0.05pt solid #000000"/>
    </style:style>
    <style:style style:name="Table1.J12" style:family="table-cell">
      <style:table-cell-properties fo:padding="0.0382in" fo:border-left="0.05pt solid #000000" fo:border-right="none" fo:border-top="none" fo:border-bottom="0.05pt solid #000000"/>
    </style:style>
    <style:style style:name="Table1.K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G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none" fo:border-top="none" fo:border-bottom="0.05pt solid #000000"/>
    </style:style>
    <style:style style:name="Table1.I13" style:family="table-cell">
      <style:table-cell-properties fo:padding="0.0382in" fo:border-left="0.05pt solid #000000" fo:border-right="none" fo:border-top="none" fo:border-bottom="0.05pt solid #000000"/>
    </style:style>
    <style:style style:name="Table1.J13" style:family="table-cell">
      <style:table-cell-properties fo:padding="0.0382in" fo:border-left="0.05pt solid #000000" fo:border-right="none" fo:border-top="none" fo:border-bottom="0.05pt solid #000000"/>
    </style:style>
    <style:style style:name="Table1.K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G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none" fo:border-top="none" fo:border-bottom="0.05pt solid #000000"/>
    </style:style>
    <style:style style:name="Table1.J14" style:family="table-cell">
      <style:table-cell-properties fo:padding="0.0382in" fo:border-left="0.05pt solid #000000" fo:border-right="none" fo:border-top="none" fo:border-bottom="0.05pt solid #000000"/>
    </style:style>
    <style:style style:name="Table1.K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none" fo:border-top="none" fo:border-bottom="0.05pt solid #000000"/>
    </style:style>
    <style:style style:name="Table1.I15" style:family="table-cell">
      <style:table-cell-properties fo:padding="0.0382in" fo:border-left="0.05pt solid #000000" fo:border-right="none" fo:border-top="none" fo:border-bottom="0.05pt solid #000000"/>
    </style:style>
    <style:style style:name="Table1.J15" style:family="table-cell">
      <style:table-cell-properties fo:padding="0.0382in" fo:border-left="0.05pt solid #000000" fo:border-right="none" fo:border-top="none" fo:border-bottom="0.05pt solid #000000"/>
    </style:style>
    <style:style style:name="Table1.K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2389in"/>
    </style:style>
    <style:style style:name="P1" style:family="paragraph" style:parent-style-name="Text_20_body">
      <style:text-properties officeooo:rsid="000f0195" officeooo:paragraph-rsid="000f0195"/>
    </style:style>
    <style:style style:name="P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0ed65" officeooo:paragraph-rsid="0010ed65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0d29ee" officeooo:paragraph-rsid="000d29ee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3dc87" officeooo:paragraph-rsid="0013dc87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560ea" officeooo:paragraph-rsid="001560ea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0c6180" officeooo:paragraph-rsid="000c6180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237576" officeooo:paragraph-rsid="00237576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26fc9f" officeooo:paragraph-rsid="0026fc9f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2aebaa" officeooo:paragraph-rsid="002aebaa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345768" officeooo:paragraph-rsid="00345768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3b7e8f" officeooo:paragraph-rsid="003b7e8f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401ab0" officeooo:paragraph-rsid="00401ab0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45b0f4" officeooo:paragraph-rsid="0045b0f4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4b8d30" officeooo:paragraph-rsid="004b8d30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511c9d" officeooo:paragraph-rsid="00511c9d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4f2a47" officeooo:paragraph-rsid="00237576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4f2a47" officeooo:paragraph-rsid="0030bb07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4f2a47" officeooo:paragraph-rsid="0013dc87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fo:font-weight="bold" officeooo:rsid="000c6180" officeooo:paragraph-rsid="000c6180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font-size="10pt" fo:font-weight="bold" officeooo:rsid="000d29ee" officeooo:paragraph-rsid="000d29ee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font-size="10pt" fo:font-weight="bold" officeooo:rsid="000f0195" officeooo:paragraph-rsid="000f0195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officeooo:rsid="001560ea" officeooo:paragraph-rsid="001560ea"/>
    </style:style>
    <style:style style:name="P24" style:family="paragraph" style:parent-style-name="Table_20_Contents">
      <style:text-properties fo:font-weight="bold" officeooo:rsid="000f0195" officeooo:paragraph-rsid="000f0195" style:font-weight-asian="bold" style:font-weight-complex="bold"/>
    </style:style>
    <style:style style:name="P25" style:family="paragraph" style:parent-style-name="Table_20_Contents">
      <style:text-properties officeooo:rsid="001b6a6d" officeooo:paragraph-rsid="001b6a6d"/>
    </style:style>
    <style:style style:name="P26" style:family="paragraph" style:parent-style-name="Table_20_Contents">
      <style:text-properties officeooo:rsid="00163b32" officeooo:paragraph-rsid="00163b32"/>
    </style:style>
    <style:style style:name="P27" style:family="paragraph" style:parent-style-name="Table_20_Contents">
      <style:text-properties fo:font-size="12pt" officeooo:rsid="0010ed65" officeooo:paragraph-rsid="0010ed65" style:font-size-asian="10.5pt" style:font-size-complex="12pt"/>
    </style:style>
    <style:style style:name="P28" style:family="paragraph" style:parent-style-name="Standard">
      <style:text-properties fo:font-size="10pt" fo:font-weight="normal" officeooo:rsid="00341dd0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55b4db" officeooo:paragraph-rsid="005278ee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58eff1" officeooo:paragraph-rsid="0058eff1" style:font-size-asian="10pt" style:font-size-complex="10pt"/>
    </style:style>
    <style:style style:name="P31" style:family="paragraph" style:parent-style-name="Table_20_Contents">
      <style:text-properties fo:font-size="10pt" fo:font-style="italic" fo:font-weight="normal" officeooo:rsid="0058eff1" officeooo:paragraph-rsid="0058eff1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Table_20_Contents">
      <style:text-properties officeooo:rsid="001560ea" officeooo:paragraph-rsid="0058eff1"/>
    </style:style>
    <style:style style:name="P33" style:family="paragraph" style:parent-style-name="Table_20_Contents">
      <style:text-properties officeooo:paragraph-rsid="0058eff1"/>
    </style:style>
    <style:style style:name="P34" style:family="paragraph" style:parent-style-name="Table_20_Contents">
      <style:text-properties fo:font-size="12pt" officeooo:rsid="0010ed65" officeooo:paragraph-rsid="0010ed65" style:font-size-asian="10.5pt" style:font-size-complex="12pt"/>
    </style:style>
    <style:style style:name="T1" style:family="text">
      <style:text-properties officeooo:rsid="0013dc87"/>
    </style:style>
    <style:style style:name="T2" style:family="text">
      <style:text-properties officeooo:rsid="0018b8d6"/>
    </style:style>
    <style:style style:name="T3" style:family="text">
      <style:text-properties officeooo:rsid="0030b375"/>
    </style:style>
    <style:style style:name="T4" style:family="text">
      <style:text-properties officeooo:rsid="00397f1b"/>
    </style:style>
    <style:style style:name="T5" style:family="text">
      <style:text-properties officeooo:rsid="003b7e8f"/>
    </style:style>
    <style:style style:name="T6" style:family="text">
      <style:text-properties officeooo:rsid="004f2a47"/>
    </style:style>
    <style:style style:name="T7" style:family="text">
      <style:text-properties officeooo:rsid="005278ee"/>
    </style:style>
    <style:style style:name="T8" style:family="text">
      <style:text-properties officeooo:rsid="0055b4db"/>
    </style:style>
    <style:style style:name="T9" style:family="text">
      <style:text-properties officeooo:rsid="0058eff1"/>
    </style:style>
    <style:style style:name="T10" style:family="text">
      <style:text-properties fo:font-variant="normal" fo:text-transform="none" fo:color="#2f393a" style:font-name="Georgia" fo:font-size="12pt" fo:letter-spacing="normal" fo:font-style="normal" fo:font-weight="normal"/>
    </style:style>
    <style:style style:name="T11" style:family="text">
      <style:text-properties fo:font-variant="normal" fo:text-transform="none" fo:color="#2f393a" style:font-name="Georgia" fo:font-size="12pt" fo:letter-spacing="normal" fo:font-style="normal" fo:font-weight="normal" fo:padding="0in" fo:border="none"/>
    </style:style>
    <style:style style:name="T12" style:family="text">
      <style:text-properties fo:font-variant="normal" fo:text-transform="none" fo:color="#2f393a" fo:letter-spacing="normal"/>
    </style:style>
    <style:style style:name="T13" style:family="text">
      <style:text-properties fo:font-size="12pt" fo:font-style="normal" fo:font-weight="normal" officeooo:rsid="00574136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Adam Nickle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2"/>
          </table:table-cell>
          <table:table-cell table:style-name="Table1.B1" table:number-rows-spanned="2" office:value-type="string">
            <text:p text:style-name="P20">Current</text:p>
            <text:p text:style-name="P20">Status</text:p>
          </table:table-cell>
          <table:table-cell table:style-name="Table1.A1" table:number-columns-spanned="3" office:value-type="string">
            <text:p text:style-name="P20">Start Date</text:p>
          </table:table-cell>
          <table:covered-table-cell/>
          <table:covered-table-cell/>
          <table:table-cell table:style-name="Table1.A1" table:number-columns-spanned="3" office:value-type="string">
            <text:p text:style-name="P20">Stop Date</text:p>
          </table:table-cell>
          <table:covered-table-cell/>
          <table:covered-table-cell/>
          <table:table-cell table:style-name="Table1.I1" table:number-columns-spanned="3" office:value-type="string">
            <text:p text:style-name="P20">Number of Hours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/>
          </table:table-cell>
          <table:covered-table-cell/>
          <table:table-cell table:style-name="Table1.C2" office:value-type="string">
            <text:p text:style-name="P20">Proposed</text:p>
          </table:table-cell>
          <table:table-cell table:style-name="Table1.D2" office:value-type="string">
            <text:p text:style-name="P20">Modified</text:p>
          </table:table-cell>
          <table:table-cell table:style-name="Table1.E2" office:value-type="string">
            <text:p text:style-name="P20">Actual</text:p>
          </table:table-cell>
          <table:table-cell table:style-name="Table1.F2" office:value-type="string">
            <text:p text:style-name="P20">Proposed</text:p>
          </table:table-cell>
          <table:table-cell table:style-name="Table1.G2" office:value-type="string">
            <text:p text:style-name="P20">Modified</text:p>
          </table:table-cell>
          <table:table-cell table:style-name="Table1.H2" office:value-type="string">
            <text:p text:style-name="P20">Actual</text:p>
          </table:table-cell>
          <table:table-cell table:style-name="Table1.I2" office:value-type="string">
            <text:p text:style-name="P20">Proposed</text:p>
          </table:table-cell>
          <table:table-cell table:style-name="Table1.J2" office:value-type="string">
            <text:p text:style-name="P20">Modified</text:p>
          </table:table-cell>
          <table:table-cell table:style-name="Table1.K2" office:value-type="string">
            <text:p text:style-name="P20">Actual</text:p>
          </table:table-cell>
        </table:table-row>
        <table:table-row>
          <table:table-cell table:style-name="Table1.A3" office:value-type="string">
            <text:p text:style-name="P3">Proposal</text:p>
          </table:table-cell>
          <table:table-cell table:style-name="Table1.B3" office:value-type="string">
            <text:p text:style-name="P4">Complete</text:p>
          </table:table-cell>
          <table:table-cell table:style-name="Table1.C3" office:value-type="string">
            <text:p text:style-name="P4">-</text:p>
          </table:table-cell>
          <table:table-cell table:style-name="Table1.D3" office:value-type="string">
            <text:p text:style-name="P4">-</text:p>
          </table:table-cell>
          <table:table-cell table:style-name="Table1.E3" office:value-type="string">
            <text:p text:style-name="P4">Jan 09</text:p>
          </table:table-cell>
          <table:table-cell table:style-name="Table1.F3" office:value-type="string">
            <text:p text:style-name="P4">Jan 11</text:p>
          </table:table-cell>
          <table:table-cell table:style-name="Table1.G3" office:value-type="string">
            <text:p text:style-name="P4">-</text:p>
          </table:table-cell>
          <table:table-cell table:style-name="Table1.H3" office:value-type="string">
            <text:p text:style-name="P4">Jan 11</text:p>
          </table:table-cell>
          <table:table-cell table:style-name="Table1.I3" office:value-type="string">
            <text:p text:style-name="P4">5</text:p>
          </table:table-cell>
          <table:table-cell table:style-name="Table1.J3" office:value-type="string">
            <text:p text:style-name="P4">-</text:p>
          </table:table-cell>
          <table:table-cell table:style-name="Table1.K3" office:value-type="string">
            <text:p text:style-name="P4">6</text:p>
          </table:table-cell>
        </table:table-row>
        <table:table-row>
          <table:table-cell table:style-name="Table1.A4" office:value-type="string">
            <text:p text:style-name="P3">Research</text:p>
          </table:table-cell>
          <table:table-cell table:style-name="Table1.B4" office:value-type="string">
            <text:p text:style-name="P4">Started</text:p>
          </table:table-cell>
          <table:table-cell table:style-name="Table1.C4" office:value-type="string">
            <text:p text:style-name="P4">Jan 11</text:p>
          </table:table-cell>
          <table:table-cell table:style-name="Table1.D4" office:value-type="string">
            <text:p text:style-name="P4">-</text:p>
          </table:table-cell>
          <table:table-cell table:style-name="Table1.E4" office:value-type="string">
            <text:p text:style-name="P4">Jan 11</text:p>
          </table:table-cell>
          <table:table-cell table:style-name="Table1.F4" office:value-type="string">
            <text:p text:style-name="P2">-</text:p>
          </table:table-cell>
          <table:table-cell table:style-name="Table1.G4" office:value-type="string">
            <text:p text:style-name="P2">-</text:p>
          </table:table-cell>
          <table:table-cell table:style-name="Table1.H4" office:value-type="string">
            <text:p text:style-name="P2">-</text:p>
          </table:table-cell>
          <table:table-cell table:style-name="Table1.I4" office:value-type="string">
            <text:p text:style-name="P4">35</text:p>
          </table:table-cell>
          <table:table-cell table:style-name="Table1.J4" office:value-type="string">
            <text:p text:style-name="P17">90</text:p>
          </table:table-cell>
          <table:table-cell table:style-name="Table1.K4" office:value-type="string">
            <text:p text:style-name="P14">8<text:span text:style-name="T9">9</text:span></text:p>
          </table:table-cell>
        </table:table-row>
        <table:table-row>
          <table:table-cell table:style-name="Table1.A5" office:value-type="string">
            <text:p text:style-name="P3">Requirements</text:p>
          </table:table-cell>
          <table:table-cell table:style-name="Table1.B5" office:value-type="string">
            <text:p text:style-name="P4">Started</text:p>
          </table:table-cell>
          <table:table-cell table:style-name="Table1.C5" office:value-type="string">
            <text:p text:style-name="P4">Jan 11</text:p>
          </table:table-cell>
          <table:table-cell table:style-name="Table1.D5" office:value-type="string">
            <text:p text:style-name="P4">-</text:p>
          </table:table-cell>
          <table:table-cell table:style-name="Table1.E5" office:value-type="string">
            <text:p text:style-name="P4">Jan 11</text:p>
          </table:table-cell>
          <table:table-cell table:style-name="Table1.F5" office:value-type="string">
            <text:p text:style-name="P4">Jan 11</text:p>
          </table:table-cell>
          <table:table-cell table:style-name="Table1.G5" office:value-type="string">
            <text:p text:style-name="P5">Feb <text:span text:style-name="T2">27</text:span></text:p>
          </table:table-cell>
          <table:table-cell table:style-name="Table1.H5" office:value-type="string">
            <text:p text:style-name="P10">Mar 13</text:p>
          </table:table-cell>
          <table:table-cell table:style-name="Table1.I5" office:value-type="string">
            <text:p text:style-name="P4">15</text:p>
          </table:table-cell>
          <table:table-cell table:style-name="Table1.J5" office:value-type="string">
            <text:p text:style-name="P5">10</text:p>
          </table:table-cell>
          <table:table-cell table:style-name="Table1.K5" office:value-type="string">
            <text:p text:style-name="P9">9</text:p>
          </table:table-cell>
        </table:table-row>
        <table:table-row>
          <table:table-cell table:style-name="Table1.A6" office:value-type="string">
            <text:p text:style-name="P3">Core Design</text:p>
          </table:table-cell>
          <table:table-cell table:style-name="Table1.B6" office:value-type="string">
            <text:p text:style-name="P7">-</text:p>
          </table:table-cell>
          <table:table-cell table:style-name="Table1.C6" office:value-type="string">
            <text:p text:style-name="P4">Jan 23</text:p>
          </table:table-cell>
          <table:table-cell table:style-name="Table1.D6" office:value-type="string">
            <text:p text:style-name="P5">Feb <text:span text:style-name="T2">27</text:span></text:p>
          </table:table-cell>
          <table:table-cell table:style-name="Table1.E6" office:value-type="string">
            <text:p text:style-name="P9">Mar 13</text:p>
          </table:table-cell>
          <table:table-cell table:style-name="Table1.F6" office:value-type="string">
            <text:p text:style-name="P4">Feb 13</text:p>
          </table:table-cell>
          <table:table-cell table:style-name="Table1.G6" office:value-type="string">
            <text:p text:style-name="P10">Apr 3</text:p>
          </table:table-cell>
          <table:table-cell table:style-name="Table1.H6" office:value-type="string">
            <text:p text:style-name="P13">Jun 4</text:p>
          </table:table-cell>
          <table:table-cell table:style-name="Table1.I6" office:value-type="string">
            <text:p text:style-name="P5">30</text:p>
          </table:table-cell>
          <table:table-cell table:style-name="Table1.J6" office:value-type="string">
            <text:p text:style-name="P18">70</text:p>
          </table:table-cell>
          <table:table-cell table:style-name="Table1.K6" office:value-type="string">
            <text:p text:style-name="P16">70</text:p>
          </table:table-cell>
        </table:table-row>
        <table:table-row>
          <table:table-cell table:style-name="Table1.A7" office:value-type="string">
            <text:p text:style-name="P3"><text:span text:style-name="T1">UI</text:span> Design</text:p>
          </table:table-cell>
          <table:table-cell table:style-name="Table1.B7" office:value-type="string">
            <text:p text:style-name="P7">-</text:p>
          </table:table-cell>
          <table:table-cell table:style-name="Table1.C7" office:value-type="string">
            <text:p text:style-name="P4">Jan 30</text:p>
          </table:table-cell>
          <table:table-cell table:style-name="Table1.D7" office:value-type="string">
            <text:p text:style-name="P5">Feb 6</text:p>
          </table:table-cell>
          <table:table-cell table:style-name="Table1.E7" office:value-type="string">
            <text:p text:style-name="P9">Mar 13</text:p>
          </table:table-cell>
          <table:table-cell table:style-name="Table1.F7" office:value-type="string">
            <text:p text:style-name="P4">Feb 17</text:p>
          </table:table-cell>
          <table:table-cell table:style-name="Table1.G7" office:value-type="string">
            <text:p text:style-name="P10">Mar 27</text:p>
          </table:table-cell>
          <table:table-cell table:style-name="Table1.H7" office:value-type="string">
            <text:p text:style-name="P10">Mar 27</text:p>
          </table:table-cell>
          <table:table-cell table:style-name="Table1.I7" office:value-type="string">
            <text:p text:style-name="P5">20</text:p>
          </table:table-cell>
          <table:table-cell table:style-name="Table1.J7" office:value-type="string">
            <text:p text:style-name="P8"><text:span text:style-name="T3">1</text:span>0</text:p>
          </table:table-cell>
          <table:table-cell table:style-name="Table1.K7" office:value-type="string">
            <text:p text:style-name="P11">1<text:span text:style-name="T4">2.5</text:span></text:p>
          </table:table-cell>
        </table:table-row>
        <table:table-row>
          <table:table-cell table:style-name="Table1.A8" office:value-type="string">
            <text:p text:style-name="P3">Core Dev</text:p>
          </table:table-cell>
          <table:table-cell table:style-name="Table1.B8" office:value-type="string">
            <text:p text:style-name="P7">-</text:p>
          </table:table-cell>
          <table:table-cell table:style-name="Table1.C8" office:value-type="string">
            <text:p text:style-name="P4">Feb 17</text:p>
          </table:table-cell>
          <table:table-cell table:style-name="Table1.D8" office:value-type="string">
            <text:p text:style-name="P5">Mar 27</text:p>
          </table:table-cell>
          <table:table-cell table:style-name="Table1.E8" office:value-type="string">
            <text:p text:style-name="P12">May 15</text:p>
          </table:table-cell>
          <table:table-cell table:style-name="Table1.F8" office:value-type="string">
            <text:p text:style-name="P4">Mar 20</text:p>
          </table:table-cell>
          <table:table-cell table:style-name="Table1.G8" office:value-type="string">
            <text:p text:style-name="P12">Jun 19</text:p>
          </table:table-cell>
          <table:table-cell table:style-name="Table1.H8" office:value-type="string">
            <text:p text:style-name="P30">Sep 11</text:p>
          </table:table-cell>
          <table:table-cell table:style-name="Table1.I8" office:value-type="string">
            <text:p text:style-name="P5">15</text:p>
          </table:table-cell>
          <table:table-cell table:style-name="Table1.J8" office:value-type="string">
            <text:p text:style-name="P19"><text:span text:style-name="T8">6</text:span>5</text:p>
          </table:table-cell>
          <table:table-cell table:style-name="Table1.K8" office:value-type="string">
            <text:p text:style-name="P29">5<text:span text:style-name="T9">9+15</text:span></text:p>
          </table:table-cell>
        </table:table-row>
        <table:table-row>
          <table:table-cell table:style-name="Table1.A13" office:value-type="string">
            <text:p text:style-name="P3">Interface Dev</text:p>
          </table:table-cell>
          <table:table-cell table:style-name="Table1.B9" office:value-type="string">
            <text:p text:style-name="P7">-</text:p>
          </table:table-cell>
          <table:table-cell table:style-name="Table1.C9" office:value-type="string">
            <text:p text:style-name="P4">Mar 6</text:p>
          </table:table-cell>
          <table:table-cell table:style-name="Table1.D9" office:value-type="string">
            <text:p text:style-name="P5">Mar 24</text:p>
          </table:table-cell>
          <table:table-cell table:style-name="Table1.E9" office:value-type="string">
            <text:p text:style-name="P12">May 15</text:p>
          </table:table-cell>
          <table:table-cell table:style-name="Table1.F9" office:value-type="string">
            <text:p text:style-name="P4">Mar 20</text:p>
          </table:table-cell>
          <table:table-cell table:style-name="Table1.G9" office:value-type="string">
            <text:p text:style-name="P12">Jul 3</text:p>
          </table:table-cell>
          <table:table-cell table:style-name="Table1.H9" office:value-type="string">
            <text:p text:style-name="P30">Sep 11</text:p>
          </table:table-cell>
          <table:table-cell table:style-name="Table1.I9" office:value-type="string">
            <text:p text:style-name="P5">10</text:p>
          </table:table-cell>
          <table:table-cell table:style-name="Table1.J9" office:value-type="string">
            <text:p text:style-name="P5"><text:span text:style-name="T8">2</text:span>0</text:p>
          </table:table-cell>
          <table:table-cell table:style-name="Table1.K9" office:value-type="string">
            <text:p text:style-name="P16">1<text:span text:style-name="T7">8</text:span></text:p>
          </table:table-cell>
        </table:table-row>
        <table:table-row>
          <table:table-cell table:style-name="Table1.A13" office:value-type="string">
            <text:p text:style-name="P3">Core Test</text:p>
          </table:table-cell>
          <table:table-cell table:style-name="Table1.B10" office:value-type="string">
            <text:p text:style-name="P7">-</text:p>
          </table:table-cell>
          <table:table-cell table:style-name="Table1.C10" office:value-type="string">
            <text:p text:style-name="P4">Mar 6</text:p>
          </table:table-cell>
          <table:table-cell table:style-name="Table1.D10" office:value-type="string">
            <text:p text:style-name="P12">Jul 3</text:p>
          </table:table-cell>
          <table:table-cell table:style-name="Table1.E10" office:value-type="string">
            <text:p text:style-name="P2"/>
          </table:table-cell>
          <table:table-cell table:style-name="Table1.F10" office:value-type="string">
            <text:p text:style-name="P4">Mar 27</text:p>
          </table:table-cell>
          <table:table-cell table:style-name="Table1.G10" office:value-type="string">
            <text:p text:style-name="P5">Ju<text:span text:style-name="T5">l</text:span> 1<text:span text:style-name="T5">0</text:span></text:p>
          </table:table-cell>
          <table:table-cell table:style-name="Table1.H10" office:value-type="string">
            <text:p text:style-name="P30">Sep 17</text:p>
          </table:table-cell>
          <table:table-cell table:style-name="Table1.I10" office:value-type="string">
            <text:p text:style-name="P5">10</text:p>
          </table:table-cell>
          <table:table-cell table:style-name="Table1.J10" office:value-type="string">
            <text:p text:style-name="P5">15</text:p>
          </table:table-cell>
          <table:table-cell table:style-name="Table1.K10" office:value-type="string">
            <text:p text:style-name="P30">11+12</text:p>
          </table:table-cell>
        </table:table-row>
        <table:table-row>
          <table:table-cell table:style-name="Table1.A13" office:value-type="string">
            <text:p text:style-name="P3">Interface Test</text:p>
          </table:table-cell>
          <table:table-cell table:style-name="Table1.B11" office:value-type="string">
            <text:p text:style-name="P7">-</text:p>
          </table:table-cell>
          <table:table-cell table:style-name="Table1.C11" office:value-type="string">
            <text:p text:style-name="P4">Mar 20</text:p>
          </table:table-cell>
          <table:table-cell table:style-name="Table1.D11" office:value-type="string">
            <text:p text:style-name="P12">Jul 3</text:p>
          </table:table-cell>
          <table:table-cell table:style-name="Table1.E11" office:value-type="string">
            <text:p text:style-name="P2"/>
          </table:table-cell>
          <table:table-cell table:style-name="Table1.F11" office:value-type="string">
            <text:p text:style-name="P4">Mar 27</text:p>
          </table:table-cell>
          <table:table-cell table:style-name="Table1.G11" office:value-type="string">
            <text:p text:style-name="P5">Ju<text:span text:style-name="T5">l</text:span> 1<text:span text:style-name="T5">0</text:span></text:p>
          </table:table-cell>
          <table:table-cell table:style-name="Table1.H11" office:value-type="string">
            <text:p text:style-name="P30">Sep 11</text:p>
          </table:table-cell>
          <table:table-cell table:style-name="Table1.I11" office:value-type="string">
            <text:p text:style-name="P5">6</text:p>
          </table:table-cell>
          <table:table-cell table:style-name="Table1.J11" office:value-type="string">
            <text:p text:style-name="P5">6</text:p>
          </table:table-cell>
          <table:table-cell table:style-name="Table1.K11" office:value-type="string">
            <text:p text:style-name="P15">5<text:span text:style-name="T9">+2</text:span></text:p>
          </table:table-cell>
        </table:table-row>
        <table:table-row>
          <table:table-cell table:style-name="Table1.A13" office:value-type="string">
            <text:p text:style-name="P3">System Test</text:p>
          </table:table-cell>
          <table:table-cell table:style-name="Table1.B12" office:value-type="string">
            <text:p text:style-name="P7">-</text:p>
          </table:table-cell>
          <table:table-cell table:style-name="Table1.C12" office:value-type="string">
            <text:p text:style-name="P4">Mar 27</text:p>
          </table:table-cell>
          <table:table-cell table:style-name="Table1.D12" office:value-type="string">
            <text:p text:style-name="P5">Ju<text:span text:style-name="T5">l</text:span> 1<text:span text:style-name="T5">0</text:span></text:p>
          </table:table-cell>
          <table:table-cell table:style-name="Table1.E12" office:value-type="string">
            <text:p text:style-name="P2"/>
          </table:table-cell>
          <table:table-cell table:style-name="Table1.F12" office:value-type="string">
            <text:p text:style-name="P4">Mar 31</text:p>
          </table:table-cell>
          <table:table-cell table:style-name="Table1.G12" office:value-type="string">
            <text:p text:style-name="P5">Jul 1<text:span text:style-name="T5">3</text:span></text:p>
          </table:table-cell>
          <table:table-cell table:style-name="Table1.H12" office:value-type="string">
            <text:p text:style-name="P30">Sep 17</text:p>
          </table:table-cell>
          <table:table-cell table:style-name="Table1.I12" office:value-type="string">
            <text:p text:style-name="P5">8</text:p>
          </table:table-cell>
          <table:table-cell table:style-name="Table1.J12" office:value-type="string">
            <text:p text:style-name="P5">10</text:p>
          </table:table-cell>
          <table:table-cell table:style-name="Table1.K12" office:value-type="string">
            <text:p text:style-name="P30">+10</text:p>
          </table:table-cell>
        </table:table-row>
        <table:table-row>
          <table:table-cell table:style-name="Table1.A13" office:value-type="string">
            <text:p text:style-name="P3">Demo Prep</text:p>
          </table:table-cell>
          <table:table-cell table:style-name="Table1.B13" office:value-type="string">
            <text:p text:style-name="P7">-</text:p>
          </table:table-cell>
          <table:table-cell table:style-name="Table1.C13" office:value-type="string">
            <text:p text:style-name="P4">Mar 27</text:p>
          </table:table-cell>
          <table:table-cell table:style-name="Table1.D13" office:value-type="string">
            <text:p text:style-name="P5">Jul 10</text:p>
          </table:table-cell>
          <table:table-cell table:style-name="Table1.E13" office:value-type="string">
            <text:p text:style-name="P2"/>
          </table:table-cell>
          <table:table-cell table:style-name="Table1.F13" office:value-type="string">
            <text:p text:style-name="P4">Apr 2</text:p>
          </table:table-cell>
          <table:table-cell table:style-name="Table1.G13" office:value-type="string">
            <text:p text:style-name="P5">Jul 17</text:p>
          </table:table-cell>
          <table:table-cell table:style-name="Table1.H13" office:value-type="string">
            <text:p text:style-name="P30">Sep 26</text:p>
          </table:table-cell>
          <table:table-cell table:style-name="Table1.I13" office:value-type="string">
            <text:p text:style-name="P5">3</text:p>
          </table:table-cell>
          <table:table-cell table:style-name="Table1.J13" office:value-type="string">
            <text:p text:style-name="P5">3</text:p>
          </table:table-cell>
          <table:table-cell table:style-name="Table1.K13" office:value-type="string">
            <text:p text:style-name="P30">+2</text:p>
          </table:table-cell>
        </table:table-row>
        <table:table-row>
          <table:table-cell table:style-name="Table1.A14" office:value-type="string">
            <text:p text:style-name="P3">Demo</text:p>
          </table:table-cell>
          <table:table-cell table:style-name="Table1.B14" office:value-type="string">
            <text:p text:style-name="P7">-</text:p>
          </table:table-cell>
          <table:table-cell table:style-name="Table1.C14" office:value-type="string">
            <text:p text:style-name="P4">Apr 3</text:p>
          </table:table-cell>
          <table:table-cell table:style-name="Table1.D14" office:value-type="string">
            <text:p text:style-name="P5">TBD</text:p>
          </table:table-cell>
          <table:table-cell table:style-name="Table1.E14" office:value-type="string">
            <text:p text:style-name="P2"/>
          </table:table-cell>
          <table:table-cell table:style-name="Table1.F14" office:value-type="string">
            <text:p text:style-name="P4">Apr 3</text:p>
          </table:table-cell>
          <table:table-cell table:style-name="Table1.G14" office:value-type="string">
            <text:p text:style-name="P5">TBD</text:p>
          </table:table-cell>
          <table:table-cell table:style-name="Table1.H14" office:value-type="string">
            <text:p text:style-name="P30">Sep 26</text:p>
          </table:table-cell>
          <table:table-cell table:style-name="Table1.I14" office:value-type="string">
            <text:p text:style-name="P2">-</text:p>
          </table:table-cell>
          <table:table-cell table:style-name="Table1.J14" office:value-type="string">
            <text:p text:style-name="P2">-</text:p>
          </table:table-cell>
          <table:table-cell table:style-name="Table1.K14" office:value-type="string">
            <text:p text:style-name="P2"/>
          </table:table-cell>
        </table:table-row>
        <table:table-row>
          <table:table-cell table:style-name="Table1.A15" office:value-type="string">
            <text:p text:style-name="P3">Total</text:p>
          </table:table-cell>
          <table:table-cell table:style-name="Table1.B15" office:value-type="string">
            <text:p text:style-name="P7">-</text:p>
          </table:table-cell>
          <table:table-cell table:style-name="Table1.C15" office:value-type="string">
            <text:p text:style-name="P4">-</text:p>
          </table:table-cell>
          <table:table-cell table:style-name="Table1.D15" office:value-type="string">
            <text:p text:style-name="P2">-</text:p>
          </table:table-cell>
          <table:table-cell table:style-name="Table1.E15" office:value-type="string">
            <text:p text:style-name="P2">-</text:p>
          </table:table-cell>
          <table:table-cell table:style-name="Table1.F15" office:value-type="string">
            <text:p text:style-name="P4">-</text:p>
          </table:table-cell>
          <table:table-cell table:style-name="Table1.G15" office:value-type="string">
            <text:p text:style-name="P2">-</text:p>
          </table:table-cell>
          <table:table-cell table:style-name="Table1.H15" office:value-type="string">
            <text:p text:style-name="P2">-</text:p>
          </table:table-cell>
          <table:table-cell table:style-name="Table1.I15" office:value-type="string">
            <text:p text:style-name="P5">157</text:p>
          </table:table-cell>
          <table:table-cell table:style-name="Table1.J15" office:value-type="string">
            <text:p text:style-name="P6">2<text:span text:style-name="T6">99</text:span></text:p>
          </table:table-cell>
          <table:table-cell table:style-name="Table1.K15" office:value-type="string">
            <text:p text:style-name="P30">320.5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1">Accomplishments</text:p>
            <text:p text:style-name="P32">- <text:span text:style-name="T9">Implemented FFT, IFFT, and bandpass filter.</text:span></text:p>
            <text:p text:style-name="P32"><text:span text:style-name="T9">-Worked out major kinks in the multi-threading approach.</text:span></text:p>
            <text:p text:style-name="P32"><text:span text:style-name="T9">- Fixed a major bug preventing the worker threads from finishing on time.</text:span></text:p>
            <text:p text:style-name="P32"><text:span text:style-name="T9">- Tested the program on several subjects, identifying pulse, breathing, and other periodic changes.</text:span></text:p>
            <text:p text:style-name="P32"><text:span text:style-name="T9">- Demonstrated the project in person; fulfilled all original requirements with one exception which was handled with a change request before the demonstration.</text:span></text:p>
            <text:p text:style-name="P32"><text:span text:style-name="T9">- Assembled remaining deliverables.</text:span></text:p>
            <text:p text:style-name="P32"><text:span text:style-name="T9">- Identified several possible directions to take this project in the future.</text:span></text:p>
          </table:table-cell>
        </table:table-row>
        <table:table-row>
          <table:table-cell table:style-name="Table2.A2" office:value-type="string">
            <text:p text:style-name="P22">Problems</text:p>
            <text:p text:style-name="P27">- <text:span text:style-name="T9">Motivation, moving, and employment; I now have a new job and it took a lot of my time, both from my family and from this project.</text:span></text:p>
            <text:p text:style-name="P27">- <text:span text:style-name="T9">Neglected to deliver several status updates.</text:span></text:p>
          </table:table-cell>
        </table:table-row>
        <table:table-row>
          <table:table-cell table:style-name="Table2.A2" office:value-type="string">
            <text:p text:style-name="P22">Changes in Scope, Schedule, and Cost</text:p>
            <text:p text:style-name="P23">-<text:span text:style-name="T9">Expected dates were never modified though they should have been.</text:span></text:p>
          </table:table-cell>
        </table:table-row>
        <table:table-row>
          <table:table-cell table:style-name="Table2.A2" office:value-type="string">
            <text:p text:style-name="P24">Confessional</text:p>
            <text:p text:style-name="P25">Increase: <text:span text:style-name="T9">41</text:span></text:p>
            <text:p text:style-name="P26">Status: <text:span text:style-name="T9">Finished far behind schedule.</text:span></text:p>
            <text:p text:style-name="P25">Total <text:span text:style-name="T9">hours: 320.5</text:span></text:p>
          </table:table-cell>
        </table:table-row>
        <table:table-row table:style-name="Table2.5">
          <table:table-cell table:style-name="Table2.A2" office:value-type="string">
            <text:p text:style-name="P22">Scripture</text:p>
            <text:p text:style-name="P31">Isaiah 1:18</text:p>
            <text:p text:style-name="P33"><text:span text:style-name="T13">“</text:span><text:span text:style-name="T10">Come now, and let us reason together, saith the </text:span><text:span text:style-name="T11">Lord</text:span><text:span text:style-name="T10">: though your sins be as scarlet, they shall be as white as snow; though they be red like crimson, they shall be as wool.</text:span><text:span text:style-name="T13">”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'Times New Roman', Times, 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4-01-16T11:05:26.416717800</meta:creation-date>
    <meta:generator>LibreOffice/4.2.6.3$Linux_X86_64 LibreOffice_project/420m0$Build-3</meta:generator>
    <dc:date>2014-10-11T21:05:27.703691895</dc:date>
    <meta:editing-duration>PT2H29S</meta:editing-duration>
    <meta:editing-cycles>58</meta:editing-cycles>
    <meta:document-statistic meta:table-count="2" meta:image-count="0" meta:object-count="0" meta:page-count="1" meta:paragraph-count="172" meta:word-count="404" meta:character-count="1831" meta:non-whitespace-character-count="1599"/>
  </office:meta>
</office:document-meta>
</file>